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ubtitle">
      <style:text-properties officeooo:rsid="001f4e9b" officeooo:paragraph-rsid="001f4e9b"/>
    </style:style>
    <style:style style:name="P2" style:family="paragraph" style:parent-style-name="Title">
      <style:text-properties officeooo:rsid="001f4e9b" officeooo:paragraph-rsid="001f4e9b"/>
    </style:style>
    <style:style style:name="P3" style:family="paragraph" style:parent-style-name="Text_20_body">
      <style:text-properties officeooo:paragraph-rsid="001f4e9b" fo:background-color="#fff200"/>
    </style:style>
    <style:style style:name="P4" style:family="paragraph" style:parent-style-name="Standard">
      <style:paragraph-properties style:line-height-at-least="0.572cm"/>
      <style:text-properties fo:color="#000000" style:font-name="Consolas" fo:font-size="12pt" fo:font-weight="normal" fo:background-color="#ffffff"/>
    </style:style>
    <style:style style:name="P5" style:family="paragraph" style:parent-style-name="Standard">
      <style:text-properties fo:color="#000000" style:font-name="Consolas" fo:font-size="12pt" fo:font-weight="normal" officeooo:paragraph-rsid="001f4e9b" fo:background-color="#ffffff"/>
    </style:style>
    <style:style style:name="P6" style:family="paragraph" style:parent-style-name="Standard">
      <style:text-properties fo:color="#000000" style:font-name="Consolas" fo:font-size="12pt" fo:font-weight="normal" officeooo:rsid="00272763" officeooo:paragraph-rsid="00272763" fo:background-color="#ffffff"/>
    </style:style>
    <style:style style:name="P7" style:family="paragraph" style:parent-style-name="Standard">
      <style:paragraph-properties style:line-height-at-least="0.572cm"/>
      <style:text-properties fo:color="#000000" fo:background-color="#ffffff"/>
    </style:style>
    <style:style style:name="P8" style:family="paragraph" style:parent-style-name="Text_20_body">
      <style:text-properties fo:language="de" fo:country="DE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1">
      <style:paragraph-properties fo:break-before="page"/>
      <style:text-properties officeooo:paragraph-rsid="00264f73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style:line-height-at-least="0.572cm"/>
      <style:text-properties fo:color="#000000" style:font-name="Consolas" fo:font-size="12pt" fo:font-weight="normal" fo:background-color="#ffffff"/>
    </style:style>
    <style:style style:name="T1" style:family="text">
      <style:text-properties officeooo:rsid="001fbed0"/>
    </style:style>
    <style:style style:name="T2" style:family="text">
      <style:text-properties officeooo:rsid="00249e9f"/>
    </style:style>
    <style:style style:name="T3" style:family="text">
      <style:text-properties fo:language="de" fo:country="DE"/>
    </style:style>
    <style:style style:name="T4" style:family="text">
      <style:text-properties fo:language="de" fo:country="DE" officeooo:rsid="00249e9f"/>
    </style:style>
    <style:style style:name="T5" style:family="text">
      <style:text-properties fo:language="de" fo:country="DE" officeooo:rsid="0027c734"/>
    </style:style>
    <style:style style:name="T6" style:family="text">
      <style:text-properties fo:language="en" fo:country="US" officeooo:rsid="0025e154"/>
    </style:style>
    <style:style style:name="T7" style:family="text">
      <style:text-properties fo:language="es" fo:country="ES"/>
    </style:style>
    <style:style style:name="T8" style:family="text">
      <style:text-properties fo:color="#0000ff"/>
    </style:style>
    <style:style style:name="T9" style:family="text">
      <style:text-properties fo:color="#0000ff" style:font-name="Consolas" fo:font-size="12pt" fo:font-weight="normal"/>
    </style:style>
    <style:style style:name="T10" style:family="text">
      <style:text-properties fo:color="#0000ff" fo:language="de" fo:country="DE"/>
    </style:style>
    <style:style style:name="T11" style:family="text">
      <style:text-properties fo:color="#795e26"/>
    </style:style>
    <style:style style:name="T12" style:family="text">
      <style:text-properties fo:color="#795e26" style:font-name="Consolas" fo:font-size="12pt" fo:font-weight="normal"/>
    </style:style>
    <style:style style:name="T13" style:family="text">
      <style:text-properties fo:color="#795e26" style:font-name="Consolas" fo:font-size="12pt" style:text-underline-style="solid" style:text-underline-width="auto" style:text-underline-color="font-color" fo:font-weight="normal"/>
    </style:style>
    <style:style style:name="T14" style:family="text">
      <style:text-properties fo:color="#001080"/>
    </style:style>
    <style:style style:name="T15" style:family="text">
      <style:text-properties fo:color="#001080" style:font-name="Consolas" fo:font-size="12pt" fo:font-weight="normal"/>
    </style:style>
    <style:style style:name="T16" style:family="text">
      <style:text-properties fo:color="#001080" style:font-name="Consolas" fo:font-size="12pt" style:text-underline-style="solid" style:text-underline-width="auto" style:text-underline-color="font-color" fo:font-weight="normal"/>
    </style:style>
    <style:style style:name="T17" style:family="text">
      <style:text-properties fo:color="#267f99"/>
    </style:style>
    <style:style style:name="T18" style:family="text">
      <style:text-properties fo:color="#267f99" style:font-name="Consolas" fo:font-size="12pt" fo:font-weight="normal"/>
    </style:style>
    <style:style style:name="T19" style:family="text">
      <style:text-properties style:font-name="Consolas" fo:font-size="12pt" fo:font-weight="normal"/>
    </style:style>
    <style:style style:name="T20" style:family="text">
      <style:text-properties fo:color="#008000"/>
    </style:style>
    <style:style style:name="T21" style:family="text">
      <style:text-properties fo:color="#008000" style:font-name="Consolas" fo:font-size="12pt" fo:font-weight="normal"/>
    </style:style>
    <style:style style:name="T22" style:family="text">
      <style:text-properties fo:color="#a31515" style:font-name="Consolas" fo:font-size="12pt" fo:font-weight="normal"/>
    </style:style>
    <style:style style:name="T23" style:family="text">
      <style:text-properties fo:color="#098658"/>
    </style:style>
    <style:style style:name="T24" style:family="text">
      <style:text-properties fo:color="#098658" style:font-name="Consolas" fo:font-size="12pt" fo:font-weight="normal"/>
    </style:style>
    <style:style style:name="T25" style:family="text">
      <style:text-properties fo:color="#af00db" style:font-name="Consolas" fo:font-size="12pt" fo:font-weight="normal"/>
    </style:style>
    <style:style style:name="T26" style:family="text">
      <style:text-properties fo:color="#0070c1" style:font-name="Consolas" fo:font-size="12pt" fo:font-weight="normal"/>
    </style:style>
    <style:style style:name="T27" style:family="text">
      <style:text-properties officeooo:rsid="0027c734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reference-mark-start text:name="Aufgabe"/>Aufgabe <text:span text:style-name="T6">3: Sudokopie</text:span><text:reference-mark-end text:name="Aufgabe"/></text:p>
      <text:p text:style-name="P1">Team-ID: <text:reference-mark-start text:name="TeamId"/><text:span text:style-name="T4">00428</text:span><text:reference-mark-end text:name="TeamId"/></text:p>
      <text:p text:style-name="P1">Team: <text:span text:style-name="T2">MingXu</text:span></text:p>
      <text:p text:style-name="P1">Bearbeiter dieser Aufgabe:<text:line-break/><text:span text:style-name="T2">Max Obreiter</text:span></text:p>
      <text:p text:style-name="P1"><text:date style:data-style-name="N81" text:date-value="2022-10-01T11:28:11.910000052" text:fixed="true">1. October 2022</text:dat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11"><text:a xlink:type="simple" xlink:href="#__RefHeading___Toc2232_4178761632" text:style-name="Index_20_Link" text:visited-style-name="Index_20_Link">Lösungsidee<text:tab/>1</text:a></text:p>
          <text:p text:style-name="P11"><text:a xlink:type="simple" xlink:href="#__RefHeading___Toc2234_4178761632" text:style-name="Index_20_Link" text:visited-style-name="Index_20_Link">Umsetzung<text:tab/>1</text:a></text:p>
          <text:p text:style-name="P11"><text:a xlink:type="simple" xlink:href="#__RefHeading___Toc2236_4178761632" text:style-name="Index_20_Link" text:visited-style-name="Index_20_Link">Beispiele<text:tab/>2</text:a></text:p>
          <text:p text:style-name="P11"><text:a xlink:type="simple" xlink:href="#__RefHeading___Toc2238_4178761632" text:style-name="Index_20_Link" text:visited-style-name="Index_20_Link">Quellcode (Rust)<text:tab/>3</text:a></text:p>
        </text:index-body>
      </text:table-of-content>
      <text:h text:style-name="Heading_20_1" text:outline-level="1"><text:bookmark-start text:name="__RefHeading___Toc2232_4178761632"/>Lösungsidee<text:bookmark-end text:name="__RefHeading___Toc2232_4178761632"/></text:h>
      <text:p text:style-name="Standard">Es werden alle möglichen Permutationen <text:span text:style-name="T5">(außer die Rotation) </text:span><text:span text:style-name="T3">des</text:span> alten Sudokus auf Übereinstimmung mit <text:span text:style-name="T5">einem der </text:span>neuen Sudoku<text:span text:style-name="T5">s</text:span> überprüft. <text:span text:style-name="T5">Da die Rotationsoperation länger braucht, wird hierbei das neue Sudoku gegen den Uhrzeigersinn rotiert. Die „neuen Sudokus“ sind hierbei das Sudoku in der Datei UND das rotierte Sudoku. Die Zeilen/Spalten (Blöcke) Permutationen können hierbei in beliebiger Reihenfolge durchgeführt werden, solange diese konsistent bleibt (also immer Spaltenblöcke bevor einzelne Spalten).</text:span></text:p>
      <text:h text:style-name="Heading_20_1" text:outline-level="1"><text:bookmark-start text:name="__RefHeading___Toc2234_4178761632"/>Umsetzung<text:bookmark-end text:name="__RefHeading___Toc2234_4178761632"/></text:h>
      <text:p text:style-name="Standard">Das alte (oben in der Datei) Sudoku wird bei allen Permutationen durch Zeilen-/Spalten-Vertauschen (inkl. Bl<text:span text:style-name="T3">ö</text:span><text:span text:style-name="T7">cke</text:span>) auf das “angeblich” neue Sudoku/90 Grad gegen den Uhrzeigersinn gedrehtes neue Sudoku <text:span text:style-name="T3">überprüft. </text:span>Statt das alte Sudoku um 90 Grad im Uhrzeigersinn zu drehen, wird hier das neue Sudoku um 90 Grad gegen den Uhrzeigersinn rotiert.</text:p>
      <text:p text:style-name="Standard">F<text:span text:style-name="T3">ür jede mögliche Permutation werden zuerst die Positionen der existierenden Zahlen (also keine „0“) mit den neuen Sudokus überprüft. Sind die Positionen deckunggleich, so wird überprüft, ob alle Ziffern x beim alten Sudoku dieselbe Position wie alle y bei einem der neuen Sudokus hat. Ist dies der Fall, so wurde x zu y umbenannt.</text:span></text:p>
      <text:p text:style-name="P8">Diese Aufgabe wird auf mehreren Prozessoren parallel ausgeführt, wodurch eine Aufgabe in unter 2 Sekunden auf einem „AMD FX(tm)-8300 Eight-Core Processor 3.30 Ghz“.</text:p>
      <text:h text:style-name="P10" text:outline-level="1"><text:bookmark-start text:name="__RefHeading___Toc2236_4178761632"/>Beispiele<text:bookmark-end text:name="__RefHeading___Toc2236_4178761632"/></text:h>
      <text:p text:style-name="Standard">Sudoku0:</text:p>
      <text:p text:style-name="Standard">Zeilen <text:s/>1-3: <text:s text:c="2"/>2 1 3</text:p>
      <text:p text:style-name="Standard">Zeilen <text:s/>7-9: <text:s text:c="2"/>1 3 2</text:p>
      <text:p text:style-name="Standard">Spalten 1-3: <text:s text:c="2"/>3 1 2</text:p>
      <text:p text:style-name="Standard">Spalten 4-6: <text:s text:c="2"/>2 3 1</text:p>
      <text:p text:style-name="Standard">Spalten 7-9: <text:s text:c="2"/>3 2 1</text:p>
      <text:p text:style-name="Standard"/>
      <text:p text:style-name="Standard">Sudoku1:</text:p>
      <text:p text:style-name="Standard">Zeilenblöcke: <text:s/>3 1 2</text:p>
      <text:p text:style-name="Standard">Spaltenblöcke: 2 3 1</text:p>
      <text:p text:style-name="Standard">90 Grad im Uhrzeigersinn rotiert.</text:p>
      <text:p text:style-name="Standard"/>
      <text:p text:style-name="Standard">Sudoku2:</text:p>
      <text:p text:style-name="Standard">Zeilen <text:s/>4-6: <text:s text:c="2"/>1 3 2</text:p>
      <text:p text:style-name="Standard">Spaltenblöcke: 3 2 1</text:p>
      <text:p text:style-name="Standard">Umbenennung: <text:s text:c="2"/>2 3 4 5 6 7 8 9 1</text:p>
      <text:p text:style-name="Standard"/>
      <text:p text:style-name="Standard">Sudoku3:</text:p>
      <text:p text:style-name="Standard">Unterschiedliche Sudokus!</text:p>
      <text:p text:style-name="Standard"/>
      <text:p text:style-name="Standard">Sudoku4:</text:p>
      <text:p text:style-name="Standard">Zeilenblöcke: <text:s/>3 1 2</text:p>
      <text:p text:style-name="Standard">Zeilen <text:s/>1-3: <text:s text:c="2"/>2 3 1</text:p>
      <text:p text:style-name="Standard">Zeilen <text:s/>4-6: <text:s text:c="2"/>2 3 1</text:p>
      <text:p text:style-name="Standard">Zeilen <text:s/>7-9: <text:s text:c="2"/>3 2 1</text:p>
      <text:p text:style-name="Standard">Spaltenblöcke: 1 3 2</text:p>
      <text:p text:style-name="Standard">Spalten 1-3: <text:s text:c="2"/>3 2 1</text:p>
      <text:p text:style-name="Standard">Spalten 4-6: <text:s text:c="2"/>3 2 1</text:p>
      <text:p text:style-name="Standard">Spalten 7-9: <text:s text:c="2"/>3 2 1</text:p>
      <text:p text:style-name="Standard">Umbenennung: <text:s text:c="2"/>4 8 1 9 2 5 7 3 6</text:p>
      <text:p text:style-name="P8">90 Grad im Uhrzeigersinn rotiert.</text:p>
      <text:h text:style-name="P9" text:outline-level="1"><text:bookmark-start text:name="__RefHeading___Toc2238_4178761632"/>Quellcode <text:span text:style-name="T27">(Rust)</text:span><text:bookmark-end text:name="__RefHeading___Toc2238_4178761632"/></text:h>
      <text:p text:style-name="P5"><text:span text:style-name="T8">pub</text:span> <text:span text:style-name="T8">fn</text:span> <text:span text:style-name="T11">a3</text:span>(<text:span text:style-name="T14">sudokus</text:span>: <text:span text:style-name="T17">String</text:span>) {</text:p>
      <text:p text:style-name="P7">    <text:span text:style-name="T9">let</text:span><text:span text:style-name="T19"> (</text:span><text:span text:style-name="T15">original</text:span><text:span text:style-name="T19">, </text:span><text:span text:style-name="T15">neu</text:span><text:span text:style-name="T19">) = </text:span><text:span text:style-name="T18">Sudoku</text:span><text:span text:style-name="T19">::</text:span><text:span text:style-name="T12">parse</text:span><text:span text:style-name="T19">(&amp;</text:span><text:span text:style-name="T15">sudokus</text:span><text:span text:style-name="T19">);</text:span></text:p>
      <text:p text:style-name="P7">    <text:span text:style-name="T9">let</text:span><text:span text:style-name="T19"> </text:span><text:span text:style-name="T9">mut</text:span><text:span text:style-name="T19"> </text:span><text:span text:style-name="T16">neu_rotiert</text:span><text:span text:style-name="T19"> = </text:span><text:span text:style-name="T15">neu</text:span><text:span text:style-name="T19">;</text:span><text:span text:style-name="T21"> // neu wird kopiert</text:span></text:p>
      <text:p text:style-name="P7">    <text:span text:style-name="T16">neu_rotiert</text:span><text:span text:style-name="T19">.</text:span><text:span text:style-name="T13">rotiere</text:span><text:span text:style-name="T19">();</text:span></text:p>
      <text:p text:style-name="P7">    <text:span text:style-name="T9">println!</text:span><text:span text:style-name="T19">(</text:span></text:p>
      <text:p text:style-name="P7">        <text:span text:style-name="T22">"</text:span><text:span text:style-name="T9">{}</text:span><text:span text:style-name="T22">"</text:span><text:span text:style-name="T19">,</text:span></text:p>
      <text:p text:style-name="P7"><text:span text:style-name="T20">        </text:span><text:span text:style-name="T21">// alle Kombinationen von Möglichkeiten, die Zeilen-/Spalten-(Blöcke) zu permutieren, 6 ^ 8</text:span></text:p>
      <text:p text:style-name="P7"><text:span text:style-name="T20">        </text:span><text:span text:style-name="T21">// dies ist ein paralleler Iterator von `rayon`, welche die Parallelisierung übernimmt</text:span></text:p>
      <text:p text:style-name="P7">        <text:span text:style-name="T12">get_moeglichkeiten</text:span><text:span text:style-name="T19">()</text:span></text:p>
      <text:p text:style-name="P7"><text:span text:style-name="T20">            </text:span><text:span text:style-name="T21">// suche nach der ersten Permutation, durch die das alte Sudoku "das neue wird"</text:span></text:p>
      <text:p text:style-name="P7">            <text:span text:style-name="T19">.</text:span><text:span text:style-name="T12">find_map_any</text:span><text:span text:style-name="T19">(|</text:span><text:span text:style-name="T15">umformungen</text:span><text:span text:style-name="T19">| {</text:span></text:p>
      <text:p text:style-name="P7"><text:span text:style-name="T20">                </text:span><text:span text:style-name="T21">// das alte Sudoku wird kopiert und danach umgeformt</text:span></text:p>
      <text:p text:style-name="P7">                <text:span text:style-name="T9">let</text:span><text:span text:style-name="T19"> </text:span><text:span text:style-name="T15">neue_moeglichkeit</text:span><text:span text:style-name="T19"> = </text:span><text:span text:style-name="T15">original</text:span><text:span text:style-name="T19">.</text:span><text:span text:style-name="T12">kopieren_und_umformen</text:span><text:span text:style-name="T19">(</text:span><text:span text:style-name="T15">umformungen</text:span><text:span text:style-name="T19">);</text:span></text:p>
      <text:p text:style-name="P7"><text:span text:style-name="T20">                </text:span><text:span text:style-name="T21">// ist das neu-erzeugte Sudoku einem der neuen Sudoku "ähnlich"</text:span></text:p>
      <text:p text:style-name="P7"><text:span text:style-name="T20">                </text:span><text:span text:style-name="T21">// (=alles identisch ausser eine Umbenennung der Ziffern)</text:span></text:p>
      <text:p text:style-name="P7">                <text:span text:style-name="T9">let</text:span><text:span text:style-name="T19"> </text:span><text:span text:style-name="T15">passend</text:span><text:span text:style-name="T19"> = </text:span><text:span text:style-name="T15">neue_moeglichkeit</text:span><text:span text:style-name="T19">.</text:span><text:span text:style-name="T12">aehnlich</text:span><text:span text:style-name="T19">(&amp;</text:span><text:span text:style-name="T15">neu</text:span><text:span text:style-name="T19">);</text:span></text:p>
      <text:p text:style-name="P7">                <text:span text:style-name="T9">let</text:span><text:span text:style-name="T19"> </text:span><text:span text:style-name="T15">nach_rotation_passend</text:span><text:span text:style-name="T19"> = </text:span><text:span text:style-name="T15">neue_moeglichkeit</text:span><text:span text:style-name="T19">.</text:span><text:span text:style-name="T12">aehnlich</text:span><text:span text:style-name="T19">(&amp;</text:span><text:span text:style-name="T16">neu_rotiert</text:span><text:span text:style-name="T19">);</text:span></text:p>
      <text:p text:style-name="P7"><text:span text:style-name="T20">                </text:span><text:span text:style-name="T21">// ist eines der beiden "ähnlich", so wird das Ergebnis formattiert und zurückgegeben</text:span></text:p>
      <text:p text:style-name="P7">                <text:span text:style-name="T15">passend</text:span><text:span text:style-name="T19">.</text:span><text:span text:style-name="T12">or</text:span><text:span text:style-name="T19">(</text:span><text:span text:style-name="T15">nach_rotation_passend</text:span><text:span text:style-name="T19">).</text:span><text:span text:style-name="T12">map</text:span><text:span text:style-name="T19">(|</text:span><text:span text:style-name="T15">umbenennung</text:span><text:span text:style-name="T19">| {</text:span></text:p>
      <text:p text:style-name="P7">                    <text:span text:style-name="T12">formattiere_ergebnis</text:span><text:span text:style-name="T19">(</text:span><text:span text:style-name="T15">nach_rotation_passend</text:span><text:span text:style-name="T19">.</text:span><text:span text:style-name="T12">is_some</text:span><text:span text:style-name="T19">(), </text:span><text:span text:style-name="T15">umformungen</text:span><text:span text:style-name="T19">, </text:span><text:span text:style-name="T15">umbenennung</text:span><text:span text:style-name="T19">)</text:span></text:p>
      <text:p text:style-name="P7">                <text:span text:style-name="T19">})</text:span></text:p>
      <text:p text:style-name="P7">            <text:span text:style-name="T19">})</text:span></text:p>
      <text:p text:style-name="P7">            <text:span text:style-name="T19">.</text:span><text:span text:style-name="T12">unwrap_or_else</text:span><text:span text:style-name="T19">(|| </text:span><text:span text:style-name="T22">"Unterschiedliche Sudokus!"</text:span><text:span text:style-name="T19">.</text:span><text:span text:style-name="T12">to_string</text:span><text:span text:style-name="T19">())</text:span></text:p>
      <text:p text:style-name="P7">    <text:span text:style-name="T19">);</text:span></text:p>
      <text:p text:style-name="P4">}</text:p>
      <text:p text:style-name="P3"/>
      <text:p text:style-name="P5"><text:span text:style-name="T8">fn</text:span> <text:span text:style-name="T11">aehnlich</text:span>(&amp;<text:span text:style-name="T8">self</text:span>, <text:span text:style-name="T14">other</text:span>: &amp;<text:span text:style-name="T8">Self</text:span>) -&gt; <text:span text:style-name="T17">Option</text:span>&lt;[<text:span text:style-name="T17">u8</text:span>; <text:span text:style-name="T23">9</text:span>]&gt; {</text:p>
      <text:p text:style-name="P7"><text:span text:style-name="T20">    </text:span><text:span text:style-name="T21">// die Felder der beiden Sudokus werden in einem Iterator über 81 Elementen transformiert,</text:span></text:p>
      <text:p text:style-name="P7"><text:span text:style-name="T20">    </text:span><text:span text:style-name="T21">// bei dem jedes Element angibt, ob dieses Feld eine Ziffer enthält oder nicht (keine 0 == true)</text:span></text:p>
      <text:p text:style-name="P7"><text:soft-page-break/>    <text:span text:style-name="T9">let</text:span><text:span text:style-name="T19"> [</text:span><text:span text:style-name="T15">s</text:span><text:span text:style-name="T19">, </text:span><text:span text:style-name="T15">o</text:span><text:span text:style-name="T19">] = [</text:span><text:span text:style-name="T9">self</text:span><text:span text:style-name="T19">, </text:span><text:span text:style-name="T15">other</text:span><text:span text:style-name="T19">].</text:span><text:span text:style-name="T12">map</text:span><text:span text:style-name="T19">(|</text:span><text:span text:style-name="T15">s</text:span><text:span text:style-name="T19">| </text:span><text:span text:style-name="T15">s</text:span><text:span text:style-name="T19">.</text:span><text:span text:style-name="T15">feld</text:span><text:span text:style-name="T19">.</text:span><text:span text:style-name="T12">iter</text:span><text:span text:style-name="T19">().</text:span><text:span text:style-name="T12">flatten</text:span><text:span text:style-name="T19">().</text:span><text:span text:style-name="T12">map</text:span><text:span text:style-name="T19">(</text:span><text:span text:style-name="T18">Option</text:span><text:span text:style-name="T19">::</text:span><text:span text:style-name="T12">is_some</text:span><text:span text:style-name="T19">));</text:span></text:p>
      <text:p text:style-name="P7"><text:span text:style-name="T20">    </text:span><text:span text:style-name="T21">// sind beide Iteratoren identisch (=an den selben Stellen gibt es Ziffern/keine Ziffern)</text:span></text:p>
      <text:p text:style-name="P7"><text:span text:style-name="T20">    </text:span><text:span text:style-name="T21">// so wird überprüft, ob es möglich ist, durch eine Umbenennung beide Sudokus "gleich zu setzen"</text:span></text:p>
      <text:p text:style-name="P7"><text:span text:style-name="T20">    </text:span><text:span text:style-name="T21">// itertools hat viele nützliche Funktionen auf Iteratoren</text:span></text:p>
      <text:p text:style-name="P7">    <text:span text:style-name="T25">if</text:span><text:span text:style-name="T19"> </text:span><text:span text:style-name="T18">itertools</text:span><text:span text:style-name="T19">::</text:span><text:span text:style-name="T12">equal</text:span><text:span text:style-name="T19">(</text:span><text:span text:style-name="T15">s</text:span><text:span text:style-name="T19">, </text:span><text:span text:style-name="T15">o</text:span><text:span text:style-name="T19">) {</text:span></text:p>
      <text:p text:style-name="P7"><text:span text:style-name="T20">        </text:span><text:span text:style-name="T21">// für beide Sudokus wird eine HashMap erstellt, die die Ziffer als Schlüssel besitzt</text:span></text:p>
      <text:p text:style-name="P7"><text:span text:style-name="T20">        </text:span><text:span text:style-name="T21">// und als Wert die Positionen (0-indexed) in einem HashSet hat</text:span></text:p>
      <text:p text:style-name="P7">        <text:span text:style-name="T9">let</text:span><text:span text:style-name="T19"> [</text:span><text:span text:style-name="T15">s</text:span><text:span text:style-name="T19">, </text:span><text:span text:style-name="T15">o</text:span><text:span text:style-name="T19">] = [</text:span><text:span text:style-name="T9">self</text:span><text:span text:style-name="T19">, </text:span><text:span text:style-name="T15">other</text:span><text:span text:style-name="T19">].</text:span><text:span text:style-name="T12">map</text:span><text:span text:style-name="T19">(</text:span><text:span text:style-name="T9">Self</text:span><text:span text:style-name="T19">::</text:span><text:span text:style-name="T12">positionen_nach_zahl</text:span><text:span text:style-name="T19">);</text:span></text:p>
      <text:p text:style-name="P7"><text:span text:style-name="T20">        </text:span><text:span text:style-name="T21">// sind beide HashMaps gleich lang (also beide haben dieselbe Anzahl an verschiedenen Ziffern),</text:span></text:p>
      <text:p text:style-name="P7"><text:span text:style-name="T20">        </text:span><text:span text:style-name="T21">// so werden deren HashSets auf Gleichheit überprüft und die Umbenennung gespeichert</text:span></text:p>
      <text:p text:style-name="P7">        <text:span text:style-name="T25">if</text:span><text:span text:style-name="T19"> </text:span><text:span text:style-name="T15">s</text:span><text:span text:style-name="T19">.</text:span><text:span text:style-name="T12">len</text:span><text:span text:style-name="T19">() == </text:span><text:span text:style-name="T15">o</text:span><text:span text:style-name="T19">.</text:span><text:span text:style-name="T12">len</text:span><text:span text:style-name="T19">() {</text:span></text:p>
      <text:p text:style-name="P7">            <text:span text:style-name="T9">let</text:span><text:span text:style-name="T19"> </text:span><text:span text:style-name="T9">mut</text:span><text:span text:style-name="T19"> </text:span><text:span text:style-name="T16">umbenennung</text:span><text:span text:style-name="T19"> = [</text:span><text:span text:style-name="T24">0</text:span><text:span text:style-name="T19">; </text:span><text:span text:style-name="T24">9</text:span><text:span text:style-name="T19">];</text:span></text:p>
      <text:p text:style-name="P7">            <text:span text:style-name="T15">s</text:span><text:span text:style-name="T19">.</text:span><text:span text:style-name="T12">into_iter</text:span><text:span text:style-name="T19">()</text:span></text:p>
      <text:p text:style-name="P7"><text:span text:style-name="T20">                </text:span><text:span text:style-name="T21">// hier wird für jede Ziffer x im 1. Sudoku eine Ziffer y im 2. Sudoku gesucht,</text:span></text:p>
      <text:p text:style-name="P7"><text:span text:style-name="T20">                </text:span><text:span text:style-name="T21">// deren Positionen identisch sind</text:span></text:p>
      <text:p text:style-name="P7">                <text:span text:style-name="T19">.</text:span><text:span text:style-name="T12">map</text:span><text:span text:style-name="T19">(|(</text:span><text:span text:style-name="T15">n</text:span><text:span text:style-name="T19">, </text:span><text:span text:style-name="T15">e</text:span><text:span text:style-name="T19">)| </text:span><text:span text:style-name="T15">o</text:span><text:span text:style-name="T19">.</text:span><text:span text:style-name="T12">iter</text:span><text:span text:style-name="T19">().</text:span><text:span text:style-name="T13">find</text:span><text:span text:style-name="T19">(|(</text:span><text:span text:style-name="T15">_</text:span><text:span text:style-name="T19">, </text:span><text:span text:style-name="T15">f</text:span><text:span text:style-name="T19">)| &amp;&amp;</text:span><text:span text:style-name="T15">e</text:span><text:span text:style-name="T19"> == </text:span><text:span text:style-name="T15">f</text:span><text:span text:style-name="T19">).</text:span><text:span text:style-name="T12">map</text:span><text:span text:style-name="T19">(|(</text:span><text:span text:style-name="T15">m</text:span><text:span text:style-name="T19">, </text:span><text:span text:style-name="T15">_</text:span><text:span text:style-name="T19">)| (</text:span><text:span text:style-name="T15">n</text:span><text:span text:style-name="T19">, *</text:span><text:span text:style-name="T15">m</text:span><text:span text:style-name="T19">)))</text:span></text:p>
      <text:p text:style-name="P7">                <text:span text:style-name="T19">.</text:span><text:span text:style-name="T13">try_for_each</text:span><text:span text:style-name="T19">(|</text:span><text:span text:style-name="T15">o</text:span><text:span text:style-name="T19">| {</text:span></text:p>
      <text:p text:style-name="P7"><text:span text:style-name="T20">                    </text:span><text:span text:style-name="T21">// gibt es eine solche Ziffer x und y, so ist o = Some(x, y). x und y werden in umbenennung gespeichert.</text:span></text:p>
      <text:p text:style-name="P7"><text:span text:style-name="T20">                    </text:span><text:span text:style-name="T21">// Ist dies nicht der Fall, so ist o = None und "try_for_each" gibt None zurück</text:span></text:p>
      <text:p text:style-name="P7">                    <text:span text:style-name="T16">umbenennung</text:span><text:span text:style-name="T19">[</text:span><text:span text:style-name="T15">o</text:span><text:span text:style-name="T19">?.</text:span><text:span text:style-name="T15">0</text:span><text:span text:style-name="T19"> </text:span><text:span text:style-name="T9">as</text:span><text:span text:style-name="T19"> </text:span><text:span text:style-name="T18">usize</text:span><text:span text:style-name="T19"> - </text:span><text:span text:style-name="T24">1</text:span><text:span text:style-name="T19">] = </text:span><text:span text:style-name="T15">o</text:span><text:span text:style-name="T19">?.</text:span><text:span text:style-name="T15">1</text:span><text:span text:style-name="T19">;</text:span></text:p>
      <text:p text:style-name="P7">                    <text:span text:style-name="T26">Some</text:span><text:span text:style-name="T19">(())</text:span></text:p>
      <text:p text:style-name="P7">                <text:span text:style-name="T19">})</text:span></text:p>
      <text:p text:style-name="P7"><text:span text:style-name="T20">                </text:span><text:span text:style-name="T21">// ist das Ergebnis von "try_for_each" nicht None (also es gibt eine Umbenennung),</text:span></text:p>
      <text:p text:style-name="P7"><text:span text:style-name="T20">                </text:span><text:span text:style-name="T21">// so wird die Umbenennung zurückgegeben (also statt Some(()) =&gt; Some(umbenennung))</text:span></text:p>
      <text:p text:style-name="P7">                <text:span text:style-name="T19">.</text:span><text:span text:style-name="T12">map</text:span><text:span text:style-name="T19">(|</text:span><text:span text:style-name="T15">_</text:span><text:span text:style-name="T19">| </text:span><text:span text:style-name="T16">umbenennung</text:span><text:span text:style-name="T19">)</text:span></text:p>
      <text:p text:style-name="P7">        <text:span text:style-name="T19">} </text:span><text:span text:style-name="T25">else</text:span><text:span text:style-name="T19"> {</text:span></text:p>
      <text:p text:style-name="P7">            <text:span text:style-name="T26">None</text:span></text:p>
      <text:p text:style-name="P7">        <text:span text:style-name="T19">}</text:span></text:p>
      <text:p text:style-name="P7">    <text:span text:style-name="T19">} </text:span><text:span text:style-name="T25">else</text:span><text:span text:style-name="T19"> {</text:span></text:p>
      <text:p text:style-name="P7"><text:soft-page-break/>        <text:span text:style-name="T26">None</text:span></text:p>
      <text:p text:style-name="P7">    <text:span text:style-name="T19">}</text:span></text:p>
      <text:p text:style-name="P4">}</text:p>
      <text:p text:style-name="P3"/>
      <text:p text:style-name="P5"><text:span text:style-name="T8">fn</text:span> <text:span text:style-name="T11">positionen_nach_zahl</text:span>(&amp;<text:span text:style-name="T8">self</text:span>) -&gt; <text:span text:style-name="T17">HashMap</text:span>&lt;<text:span text:style-name="T17">u8</text:span>, <text:span text:style-name="T17">HashSet</text:span>&lt;(<text:span text:style-name="T17">usize</text:span>, <text:span text:style-name="T17">usize</text:span>)&gt;&gt; {</text:p>
      <text:p text:style-name="P7">    <text:span text:style-name="T9">let</text:span><text:span text:style-name="T19"> </text:span><text:span text:style-name="T9">mut</text:span><text:span text:style-name="T19"> </text:span><text:span text:style-name="T16">h</text:span><text:span text:style-name="T19"> = </text:span><text:span text:style-name="T18">HashMap</text:span><text:span text:style-name="T19">::&lt;</text:span><text:span text:style-name="T15">_</text:span><text:span text:style-name="T19">, </text:span><text:span text:style-name="T18">HashSet</text:span><text:span text:style-name="T19">&lt;</text:span><text:span text:style-name="T15">_</text:span><text:span text:style-name="T19">&gt;&gt;::</text:span><text:span text:style-name="T12">new</text:span><text:span text:style-name="T19">();</text:span></text:p>
      <text:p text:style-name="P7">    <text:span text:style-name="T9">self</text:span><text:span text:style-name="T19">.</text:span><text:span text:style-name="T15">feld</text:span></text:p>
      <text:p text:style-name="P7">        <text:span text:style-name="T19">.</text:span><text:span text:style-name="T12">iter</text:span><text:span text:style-name="T19">()</text:span></text:p>
      <text:p text:style-name="P7">        <text:span text:style-name="T19">.</text:span><text:span text:style-name="T12">enumerate</text:span><text:span text:style-name="T19">()</text:span></text:p>
      <text:p text:style-name="P7">        <text:span text:style-name="T19">.</text:span><text:span text:style-name="T12">flat_map</text:span><text:span text:style-name="T19">(|(</text:span><text:span text:style-name="T15">y</text:span><text:span text:style-name="T19">, </text:span><text:span text:style-name="T15">zeile</text:span><text:span text:style-name="T19">)| {</text:span></text:p>
      <text:p text:style-name="P7">            <text:span text:style-name="T15">zeile</text:span></text:p>
      <text:p text:style-name="P7">                <text:span text:style-name="T19">.</text:span><text:span text:style-name="T12">iter</text:span><text:span text:style-name="T19">()</text:span></text:p>
      <text:p text:style-name="P7">                <text:span text:style-name="T19">.</text:span><text:span text:style-name="T12">enumerate</text:span><text:span text:style-name="T19">()</text:span></text:p>
      <text:p text:style-name="P7">                <text:span text:style-name="T19">.</text:span><text:span text:style-name="T12">filter_map</text:span><text:span text:style-name="T19">(</text:span><text:span text:style-name="T9">move</text:span><text:span text:style-name="T19"> |(</text:span><text:span text:style-name="T15">x</text:span><text:span text:style-name="T19">, </text:span><text:span text:style-name="T15">zahl</text:span><text:span text:style-name="T19">)| </text:span><text:span text:style-name="T15">zahl</text:span><text:span text:style-name="T19">.</text:span><text:span text:style-name="T12">map</text:span><text:span text:style-name="T19">(|</text:span><text:span text:style-name="T15">z</text:span><text:span text:style-name="T19">| (</text:span><text:span text:style-name="T15">x</text:span><text:span text:style-name="T19">, </text:span><text:span text:style-name="T15">y</text:span><text:span text:style-name="T19">, </text:span><text:span text:style-name="T15">z</text:span><text:span text:style-name="T19">)))</text:span></text:p>
      <text:p text:style-name="P7">        <text:span text:style-name="T19">})</text:span></text:p>
      <text:p text:style-name="P7">        <text:span text:style-name="T19">.</text:span><text:span text:style-name="T12">for_each</text:span><text:span text:style-name="T19">(|(</text:span><text:span text:style-name="T15">x</text:span><text:span text:style-name="T19">, </text:span><text:span text:style-name="T15">y</text:span><text:span text:style-name="T19">, </text:span><text:span text:style-name="T15">zahl</text:span><text:span text:style-name="T19">)| {</text:span></text:p>
      <text:p text:style-name="P7">            <text:span text:style-name="T16">h</text:span><text:span text:style-name="T19">.</text:span><text:span text:style-name="T13">entry</text:span><text:span text:style-name="T19">(</text:span><text:span text:style-name="T15">zahl</text:span><text:span text:style-name="T19">).</text:span><text:span text:style-name="T12">or_default</text:span><text:span text:style-name="T19">().</text:span><text:span text:style-name="T13">insert</text:span><text:span text:style-name="T19">((</text:span><text:span text:style-name="T15">x</text:span><text:span text:style-name="T19">, </text:span><text:span text:style-name="T15">y</text:span><text:span text:style-name="T19">));</text:span></text:p>
      <text:p text:style-name="P7">        <text:span text:style-name="T19">});</text:span></text:p>
      <text:p text:style-name="P7">    <text:span text:style-name="T16">h</text:span></text:p>
      <text:p text:style-name="P4">}</text:p>
      <text:p text:style-name="P3"/>
      <text:p text:style-name="Text_20_body">Dies sind die m<text:span text:style-name="T3">öglichen Umformungen (hierbei beschreiben die Ziffern die Neue Position):</text:span></text:p>
      <text:p text:style-name="P6"><text:span text:style-name="T10">umformung!</text:span><text:span text:style-name="T3"> {</text:span></text:p>
      <text:p text:style-name="P7">    <text:span text:style-name="T18">Umformung</text:span><text:span text:style-name="T19"> {</text:span></text:p>
      <text:p text:style-name="P7">        <text:span text:style-name="T26">Keine</text:span><text:span text:style-name="T19">: </text:span><text:span text:style-name="T22">"1 2 3"</text:span><text:span text:style-name="T19">,</text:span></text:p>
      <text:p text:style-name="P7">        <text:span text:style-name="T26">LinksRotieren</text:span><text:span text:style-name="T19">: </text:span><text:span text:style-name="T22">"2 3 1"</text:span><text:span text:style-name="T19">,</text:span></text:p>
      <text:p text:style-name="P7">        <text:span text:style-name="T26">RechtsRotieren</text:span><text:span text:style-name="T19">: </text:span><text:span text:style-name="T22">"3 1 2"</text:span><text:span text:style-name="T19">,</text:span></text:p>
      <text:p text:style-name="P7">        <text:span text:style-name="T26">Vertausche1_2</text:span><text:span text:style-name="T19">: </text:span><text:span text:style-name="T22">"2 1 3"</text:span><text:span text:style-name="T19">,</text:span></text:p>
      <text:p text:style-name="P7">        <text:span text:style-name="T26">Vertausche1_3</text:span><text:span text:style-name="T19">: </text:span><text:span text:style-name="T22">"3 2 1"</text:span><text:span text:style-name="T19">,</text:span></text:p>
      <text:p text:style-name="P7">        <text:span text:style-name="T26">Vertausche2_3</text:span><text:span text:style-name="T19">: </text:span><text:span text:style-name="T22">"1 3 2"</text:span></text:p>
      <text:p text:style-name="P7">    <text:span text:style-name="T19">}</text:span>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/>
    </style:style>
    <style:style style:name="Verzeichnis_20_1" style:display-name="Verzeichnis 1" style:family="paragraph" style:default-outline-level="">
      <style:paragraph-properties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/>
    </style:style>
    <style:style style:name="RGV-Überschrift" style:family="paragraph" style:default-outline-level="">
      <style:paragraph-properties fo:margin-top="0.423cm" fo:margin-bottom="0.212cm" loext:contextual-spacing="false" fo:hyphenation-ladder-count="no-limit" fo:keep-with-next="always"/>
      <style:text-properties style:font-name="Liberation Serif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1fbed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reference-ref text:reference-format="text" text:ref-name="Aufgabe">Aufgabe 3: Sudokopie</text:reference-ref><text:tab/><text:tab/><text:span text:style-name="MT1">Team-ID: </text:span><text:span text:style-name="MT1"><text:reference-ref text:reference-format="text" text:ref-name="TeamId">00428</text:reference-ref></text:span></text:p>
      </style:header>
      <style:header-first>
        <text:p text:style-name="Header"/>
      </style:header-first>
      <style:footer>
        <text:p text:style-name="Footer"><text:tab/><text:page-number text:select-page="current">5</text:page-number>/<text:page-count>5</text:page-count></text:p>
      </style:footer>
      <style:footer-first>
        <text:p text:style-name="Footer"><text:tab/><text:page-number text:select-page="current">1</text:page-number>/<text:page-count>5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1T11:28:14.240000000</meta:creation-date>
    <meta:editing-duration>PT8H1M22S</meta:editing-duration>
    <meta:editing-cycles>4</meta:editing-cycles>
    <meta:generator>LibreOffice/5.0.4.2$Windows_x86 LibreOffice_project/2b9802c1994aa0b7dc6079e128979269cf95bc78</meta:generator>
    <dc:date>2022-10-02T18:29:09.238000000</dc:date>
    <meta:document-statistic meta:table-count="0" meta:image-count="0" meta:object-count="0" meta:page-count="5" meta:paragraph-count="135" meta:word-count="833" meta:character-count="6293" meta:non-whitespace-character-count="4752"/>
  </office:meta>
</office:document-meta>
</file>